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Basic/script-lc.xml" manifest:media-type="text/xml"/>
  <manifest:file-entry manifest:full-path="Basic/Standard/script-lb.xml" manifest:media-type="text/xml"/>
  <manifest:file-entry manifest:full-path="Basic/Standard/EnableForm.xml" manifest:media-type="text/xml"/>
  <manifest:file-entry manifest:full-path="Basic/Standard/DisableForm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27.24pt"/>
    </style:style>
    <style:style style:name="co3" style:family="table-column">
      <style:table-column-properties fo:break-before="auto" style:column-width="75.91pt"/>
    </style:style>
    <style:style style:name="co4" style:family="table-column">
      <style:table-column-properties fo:break-before="auto" style:column-width="72.7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8.04pt"/>
    </style:style>
    <style:style style:name="co7" style:family="table-column">
      <style:table-column-properties fo:break-before="auto" style:column-width="31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99">
      <style:table-cell-properties fo:border="0.06pt solid #000000"/>
      <style:map style:condition="cell-content()=&quot;Не існ.&quot;" style:apply-style-name="Untitled1" style:base-cell-address="Sheet1.E2"/>
    </style:style>
    <style:style style:name="ce3" style:family="table-cell" style:parent-style-name="Default" style:data-style-name="N0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76.95pt" svg:height="225.13pt" svg:x="431.15pt" svg:y="26.93pt">
            <loext:p draw:notify-on-update-of-ranges="Sheet1.A2:Sheet1.A16 Sheet1.C1:Sheet1.C1 Sheet1.C2:Sheet1.C16 Sheet1.A2:Sheet1.A16 Sheet1.D1:Sheet1.D1 Sheet1.D2:Sheet1.D16 Sheet1.A2:Sheet1.A16 Sheet1.E1:Sheet1.E1 Sheet1.E2:Sheet1.E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№ п/п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s(x)</text:p>
          </table:table-cell>
          <table:table-cell office:value-type="string" calcext:value-type="string">
            <text:p>Atan(x)</text:p>
          </table:table-cell>
          <table:table-cell table:style-name="ce1" office:value-type="string" calcext:value-type="string">
            <text:p>Sqrt(x)</text:p>
          </table:table-cell>
          <table:table-cell office:value-type="string" calcext:value-type="string">
            <text:p>Atan</text:p>
          </table:table-cell>
          <table:table-cell/>
          <table:table-cell office:value-type="string" calcext:value-type="string">
            <text:p>№ п/п</text:p>
          </table:table-cell>
          <table:table-cell office:value-type="string" calcext:value-type="string">
            <text:p>х</text:p>
          </table:table-cell>
          <table:table-cell office:value-type="string" calcext:value-type="string">
            <text:p>Крок</text:p>
          </table:table-cell>
          <table:table-cell office:value-type="string" calcext:value-type="string">
            <text:p>Ім'я функції 1</text:p>
          </table:table-cell>
          <table:table-cell office:value-type="string" calcext:value-type="string">
            <text:p>Ім'я функції 2</text:p>
          </table:table-cell>
          <table:table-cell office:value-type="string" calcext:value-type="string">
            <text:p>Ім'я функції 3</text:p>
          </table:table-cell>
        </table:table-row>
        <table:table-row table:style-name="ro1">
          <table:table-cell table:formula="of:=ROW()-1" office:value-type="float" office:value="1" calcext:value-type="float">
            <text:p>1</text:p>
          </table:table-cell>
          <table:table-cell table:formula="of:=-0.2+([.A2]-1)*0.2" office:value-type="float" office:value="-0.2" calcext:value-type="float">
            <text:p>-0.2</text:p>
          </table:table-cell>
          <table:table-cell table:formula="of:=COS([.B2])" office:value-type="float" office:value="0.980066577841242" calcext:value-type="float">
            <text:p>0.9800665778</text:p>
          </table:table-cell>
          <table:table-cell table:formula="of:=ATAN([.B2])" office:value-type="float" office:value="-0.197395559849881" calcext:value-type="float">
            <text:p>-0.1973955598</text:p>
          </table:table-cell>
          <table:table-cell table:style-name="ce2" table:formula="of:=IF([.B2]&gt;=0;SQRT([.B2]);&quot;Не існ.&quot;)" office:value-type="string" office:string-value="Не існ." calcext:value-type="string">
            <text:p>Не існ.</text:p>
          </table:table-cell>
          <table:table-cell table:formula="of:=IF(INDIRECT(&quot;D&quot;&amp;(ROW()))=MIN([.D1:.D15]);&quot;min&quot;;IF(INDIRECT(&quot;D&quot;&amp;(ROW()))=MAX([.D1:.D15]);&quot;max&quot;;&quot;&quot;))" office:value-type="string" office:string-value="min" calcext:value-type="string">
            <text:p>min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os(x)</text:p>
          </table:table-cell>
          <table:table-cell office:value-type="string" calcext:value-type="string">
            <text:p>Atan(x)</text:p>
          </table:table-cell>
          <table:table-cell office:value-type="string" calcext:value-type="string">
            <text:p>Sqrt(x)</text:p>
          </table:table-cell>
        </table:table-row>
        <table:table-row table:style-name="ro1">
          <table:table-cell table:formula="of:=ROW()-1" office:value-type="float" office:value="2" calcext:value-type="float">
            <text:p>2</text:p>
          </table:table-cell>
          <table:table-cell table:formula="of:=-0.2+([.A3]-1)*0.2" office:value-type="float" office:value="0" calcext:value-type="float">
            <text:p>0</text:p>
          </table:table-cell>
          <table:table-cell table:formula="of:=COS([.B3])" office:value-type="float" office:value="1" calcext:value-type="float">
            <text:p>1</text:p>
          </table:table-cell>
          <table:table-cell table:formula="of:=ATAN([.B3])" office:value-type="float" office:value="0" calcext:value-type="float">
            <text:p>0</text:p>
          </table:table-cell>
          <table:table-cell table:formula="of:=IF([.B3]&gt;=0;SQRT([.B3]);&quot;Не існ.&quot;)" office:value-type="float" office:value="0" calcext:value-type="float">
            <text:p>0</text:p>
          </table:table-cell>
          <table:table-cell table:formula="of:=IF(INDIRECT(&quot;D&quot;&amp;(ROW()))=MIN([.D1:.D15]);&quot;min&quot;;IF(INDIRECT(&quot;D&quot;&amp;(ROW()))=MAX([.D1:.D15]);&quot;max&quot;;&quot;&quot;))">
            <text:p/>
          </table:table-cell>
          <table:table-cell table:number-columns-repeated="7"/>
        </table:table-row>
        <table:table-row table:style-name="ro1">
          <table:table-cell table:formula="of:=ROW()-1" office:value-type="float" office:value="3" calcext:value-type="float">
            <text:p>3</text:p>
          </table:table-cell>
          <table:table-cell table:formula="of:=-0.2+([.A4]-1)*0.2" office:value-type="float" office:value="0.2" calcext:value-type="float">
            <text:p>0.2</text:p>
          </table:table-cell>
          <table:table-cell table:formula="of:=COS([.B4])" office:value-type="float" office:value="0.980066577841242" calcext:value-type="float">
            <text:p>0.9800665778</text:p>
          </table:table-cell>
          <table:table-cell table:formula="of:=ATAN([.B4])" office:value-type="float" office:value="0.197395559849881" calcext:value-type="float">
            <text:p>0.1973955598</text:p>
          </table:table-cell>
          <table:table-cell table:formula="of:=IF([.B4]&gt;=0;SQRT([.B4]);&quot;Не існ.&quot;)" office:value-type="float" office:value="0.447213595499958" calcext:value-type="float">
            <text:p>0.4472135955</text:p>
          </table:table-cell>
          <table:table-cell table:formula="of:=IF(INDIRECT(&quot;D&quot;&amp;(ROW()))=MIN([.D1:.D15]);&quot;min&quot;;IF(INDIRECT(&quot;D&quot;&amp;(ROW()))=MAX([.D1:.D15]);&quot;max&quot;;&quot;&quot;))">
            <text:p/>
          </table:table-cell>
          <table:table-cell table:number-columns-repeated="7"/>
        </table:table-row>
        <table:table-row table:style-name="ro1">
          <table:table-cell table:formula="of:=ROW()-1" office:value-type="float" office:value="4" calcext:value-type="float">
            <text:p>4</text:p>
          </table:table-cell>
          <table:table-cell table:formula="of:=-0.2+([.A5]-1)*0.2" office:value-type="float" office:value="0.4" calcext:value-type="float">
            <text:p>0.4</text:p>
          </table:table-cell>
          <table:table-cell table:formula="of:=COS([.B5])" office:value-type="float" office:value="0.921060994002885" calcext:value-type="float">
            <text:p>0.921060994</text:p>
          </table:table-cell>
          <table:table-cell table:formula="of:=ATAN([.B5])" office:value-type="float" office:value="0.380506377112365" calcext:value-type="float">
            <text:p>0.3805063771</text:p>
          </table:table-cell>
          <table:table-cell table:formula="of:=IF([.B5]&gt;=0;SQRT([.B5]);&quot;Не існ.&quot;)" office:value-type="float" office:value="0.632455532033676" calcext:value-type="float">
            <text:p>0.632455532</text:p>
          </table:table-cell>
          <table:table-cell table:formula="of:=IF(INDIRECT(&quot;D&quot;&amp;(ROW()))=MIN([.D1:.D15]);&quot;min&quot;;IF(INDIRECT(&quot;D&quot;&amp;(ROW()))=MAX([.D1:.D15]);&quot;max&quot;;&quot;&quot;))">
            <text:p/>
          </table:table-cell>
          <table:table-cell table:number-columns-repeated="7"/>
        </table:table-row>
        <table:table-row table:style-name="ro1">
          <table:table-cell table:formula="of:=ROW()-1" office:value-type="float" office:value="5" calcext:value-type="float">
            <text:p>5</text:p>
          </table:table-cell>
          <table:table-cell table:formula="of:=-0.2+([.A6]-1)*0.2" office:value-type="float" office:value="0.6" calcext:value-type="float">
            <text:p>0.6</text:p>
          </table:table-cell>
          <table:table-cell table:formula="of:=COS([.B6])" office:value-type="float" office:value="0.825335614909678" calcext:value-type="float">
            <text:p>0.8253356149</text:p>
          </table:table-cell>
          <table:table-cell table:formula="of:=ATAN([.B6])" office:value-type="float" office:value="0.540419500270584" calcext:value-type="float">
            <text:p>0.5404195003</text:p>
          </table:table-cell>
          <table:table-cell table:formula="of:=IF([.B6]&gt;=0;SQRT([.B6]);&quot;Не існ.&quot;)" office:value-type="float" office:value="0.774596669241483" calcext:value-type="float">
            <text:p>0.7745966692</text:p>
          </table:table-cell>
          <table:table-cell table:formula="of:=IF(INDIRECT(&quot;D&quot;&amp;(ROW()))=MIN([.D1:.D15]);&quot;min&quot;;IF(INDIRECT(&quot;D&quot;&amp;(ROW()))=MAX([.D1:.D15]);&quot;max&quot;;&quot;&quot;))">
            <text:p/>
          </table:table-cell>
          <table:table-cell table:number-columns-repeated="7"/>
        </table:table-row>
        <table:table-row table:style-name="ro1">
          <table:table-cell table:formula="of:=ROW()-1" office:value-type="float" office:value="6" calcext:value-type="float">
            <text:p>6</text:p>
          </table:table-cell>
          <table:table-cell table:formula="of:=-0.2+([.A7]-1)*0.2" office:value-type="float" office:value="0.8" calcext:value-type="float">
            <text:p>0.8</text:p>
          </table:table-cell>
          <table:table-cell table:formula="of:=COS([.B7])" office:value-type="float" office:value="0.696706709347165" calcext:value-type="float">
            <text:p>0.6967067093</text:p>
          </table:table-cell>
          <table:table-cell table:formula="of:=ATAN([.B7])" office:value-type="float" office:value="0.674740942223553" calcext:value-type="float">
            <text:p>0.6747409422</text:p>
          </table:table-cell>
          <table:table-cell table:formula="of:=IF([.B7]&gt;=0;SQRT([.B7]);&quot;Не існ.&quot;)" office:value-type="float" office:value="0.894427190999916" calcext:value-type="float">
            <text:p>0.894427191</text:p>
          </table:table-cell>
          <table:table-cell table:formula="of:=IF(INDIRECT(&quot;D&quot;&amp;(ROW()))=MIN([.D1:.D15]);&quot;min&quot;;IF(INDIRECT(&quot;D&quot;&amp;(ROW()))=MAX([.D1:.D15]);&quot;max&quot;;&quot;&quot;))">
            <text:p/>
          </table:table-cell>
          <table:table-cell table:number-columns-repeated="7"/>
        </table:table-row>
        <table:table-row table:style-name="ro1">
          <table:table-cell table:formula="of:=ROW()-1" office:value-type="float" office:value="7" calcext:value-type="float">
            <text:p>7</text:p>
          </table:table-cell>
          <table:table-cell table:formula="of:=-0.2+([.A8]-1)*0.2" office:value-type="float" office:value="1" calcext:value-type="float">
            <text:p>1</text:p>
          </table:table-cell>
          <table:table-cell table:formula="of:=COS([.B8])" office:value-type="float" office:value="0.54030230586814" calcext:value-type="float">
            <text:p>0.5403023059</text:p>
          </table:table-cell>
          <table:table-cell table:formula="of:=ATAN([.B8])" office:value-type="float" office:value="0.785398163397448" calcext:value-type="float">
            <text:p>0.7853981634</text:p>
          </table:table-cell>
          <table:table-cell table:formula="of:=IF([.B8]&gt;=0;SQRT([.B8]);&quot;Не існ.&quot;)" office:value-type="float" office:value="1" calcext:value-type="float">
            <text:p>1</text:p>
          </table:table-cell>
          <table:table-cell table:formula="of:=IF(INDIRECT(&quot;D&quot;&amp;(ROW()))=MIN([.D1:.D15]);&quot;min&quot;;IF(INDIRECT(&quot;D&quot;&amp;(ROW()))=MAX([.D1:.D15]);&quot;max&quot;;&quot;&quot;))">
            <text:p/>
          </table:table-cell>
          <table:table-cell table:number-columns-repeated="7"/>
        </table:table-row>
        <table:table-row table:style-name="ro1">
          <table:table-cell table:formula="of:=ROW()-1" office:value-type="float" office:value="8" calcext:value-type="float">
            <text:p>8</text:p>
          </table:table-cell>
          <table:table-cell table:formula="of:=-0.2+([.A9]-1)*0.2" office:value-type="float" office:value="1.2" calcext:value-type="float">
            <text:p>1.2</text:p>
          </table:table-cell>
          <table:table-cell table:formula="of:=COS([.B9])" office:value-type="float" office:value="0.362357754476673" calcext:value-type="float">
            <text:p>0.3623577545</text:p>
          </table:table-cell>
          <table:table-cell table:formula="of:=ATAN([.B9])" office:value-type="float" office:value="0.876058050598193" calcext:value-type="float">
            <text:p>0.8760580506</text:p>
          </table:table-cell>
          <table:table-cell table:formula="of:=IF([.B9]&gt;=0;SQRT([.B9]);&quot;Не існ.&quot;)" office:value-type="float" office:value="1.09544511501033" calcext:value-type="float">
            <text:p>1.095445115</text:p>
          </table:table-cell>
          <table:table-cell table:formula="of:=IF(INDIRECT(&quot;D&quot;&amp;(ROW()))=MIN([.D1:.D15]);&quot;min&quot;;IF(INDIRECT(&quot;D&quot;&amp;(ROW()))=MAX([.D1:.D15]);&quot;max&quot;;&quot;&quot;))">
            <text:p/>
          </table:table-cell>
          <table:table-cell table:number-columns-repeated="7"/>
        </table:table-row>
        <table:table-row table:style-name="ro1">
          <table:table-cell table:formula="of:=ROW()-1" office:value-type="float" office:value="9" calcext:value-type="float">
            <text:p>9</text:p>
          </table:table-cell>
          <table:table-cell table:formula="of:=-0.2+([.A10]-1)*0.2" office:value-type="float" office:value="1.4" calcext:value-type="float">
            <text:p>1.4</text:p>
          </table:table-cell>
          <table:table-cell table:formula="of:=COS([.B10])" office:value-type="float" office:value="0.169967142900241" calcext:value-type="float">
            <text:p>0.1699671429</text:p>
          </table:table-cell>
          <table:table-cell table:formula="of:=ATAN([.B10])" office:value-type="float" office:value="0.950546840812075" calcext:value-type="float">
            <text:p>0.9505468408</text:p>
          </table:table-cell>
          <table:table-cell table:formula="of:=IF([.B10]&gt;=0;SQRT([.B10]);&quot;Не існ.&quot;)" office:value-type="float" office:value="1.18321595661992" calcext:value-type="float">
            <text:p>1.1832159566</text:p>
          </table:table-cell>
          <table:table-cell table:formula="of:=IF(INDIRECT(&quot;D&quot;&amp;(ROW()))=MIN([.D1:.D15]);&quot;min&quot;;IF(INDIRECT(&quot;D&quot;&amp;(ROW()))=MAX([.D1:.D15]);&quot;max&quot;;&quot;&quot;))">
            <text:p/>
          </table:table-cell>
          <table:table-cell table:number-columns-repeated="7"/>
        </table:table-row>
        <table:table-row table:style-name="ro1">
          <table:table-cell table:formula="of:=ROW()-1" office:value-type="float" office:value="10" calcext:value-type="float">
            <text:p>10</text:p>
          </table:table-cell>
          <table:table-cell table:formula="of:=-0.2+([.A11]-1)*0.2" office:value-type="float" office:value="1.6" calcext:value-type="float">
            <text:p>1.6</text:p>
          </table:table-cell>
          <table:table-cell table:formula="of:=COS([.B11])" office:value-type="float" office:value="-0.0291995223012888" calcext:value-type="float">
            <text:p>-0.0291995223</text:p>
          </table:table-cell>
          <table:table-cell table:formula="of:=ATAN([.B11])" office:value-type="float" office:value="1.01219701145133" calcext:value-type="float">
            <text:p>1.0121970115</text:p>
          </table:table-cell>
          <table:table-cell table:formula="of:=IF([.B11]&gt;=0;SQRT([.B11]);&quot;Не існ.&quot;)" office:value-type="float" office:value="1.26491106406735" calcext:value-type="float">
            <text:p>1.2649110641</text:p>
          </table:table-cell>
          <table:table-cell table:formula="of:=IF(INDIRECT(&quot;D&quot;&amp;(ROW()))=MIN([.D1:.D15]);&quot;min&quot;;IF(INDIRECT(&quot;D&quot;&amp;(ROW()))=MAX([.D1:.D15]);&quot;max&quot;;&quot;&quot;))">
            <text:p/>
          </table:table-cell>
          <table:table-cell table:number-columns-repeated="7"/>
        </table:table-row>
        <table:table-row table:style-name="ro1">
          <table:table-cell table:formula="of:=ROW()-1" office:value-type="float" office:value="11" calcext:value-type="float">
            <text:p>11</text:p>
          </table:table-cell>
          <table:table-cell table:formula="of:=-0.2+([.A12]-1)*0.2" office:value-type="float" office:value="1.8" calcext:value-type="float">
            <text:p>1.8</text:p>
          </table:table-cell>
          <table:table-cell table:formula="of:=COS([.B12])" office:value-type="float" office:value="-0.227202094693087" calcext:value-type="float">
            <text:p>-0.2272020947</text:p>
          </table:table-cell>
          <table:table-cell table:formula="of:=ATAN([.B12])" office:value-type="float" office:value="1.06369782240256" calcext:value-type="float">
            <text:p>1.0636978224</text:p>
          </table:table-cell>
          <table:table-cell table:formula="of:=IF([.B12]&gt;=0;SQRT([.B12]);&quot;Не існ.&quot;)" office:value-type="float" office:value="1.34164078649987" calcext:value-type="float">
            <text:p>1.3416407865</text:p>
          </table:table-cell>
          <table:table-cell table:formula="of:=IF(INDIRECT(&quot;D&quot;&amp;(ROW()))=MIN([.D1:.D15]);&quot;min&quot;;IF(INDIRECT(&quot;D&quot;&amp;(ROW()))=MAX([.D1:.D15]);&quot;max&quot;;&quot;&quot;))">
            <text:p/>
          </table:table-cell>
          <table:table-cell table:number-columns-repeated="7"/>
        </table:table-row>
        <table:table-row table:style-name="ro1">
          <table:table-cell table:formula="of:=ROW()-1" office:value-type="float" office:value="12" calcext:value-type="float">
            <text:p>12</text:p>
          </table:table-cell>
          <table:table-cell table:formula="of:=-0.2+([.A13]-1)*0.2" office:value-type="float" office:value="2" calcext:value-type="float">
            <text:p>2</text:p>
          </table:table-cell>
          <table:table-cell table:formula="of:=COS([.B13])" office:value-type="float" office:value="-0.416146836547142" calcext:value-type="float">
            <text:p>-0.4161468365</text:p>
          </table:table-cell>
          <table:table-cell table:formula="of:=ATAN([.B13])" office:value-type="float" office:value="1.10714871779409" calcext:value-type="float">
            <text:p>1.1071487178</text:p>
          </table:table-cell>
          <table:table-cell table:formula="of:=IF([.B13]&gt;=0;SQRT([.B13]);&quot;Не існ.&quot;)" office:value-type="float" office:value="1.4142135623731" calcext:value-type="float">
            <text:p>1.4142135624</text:p>
          </table:table-cell>
          <table:table-cell table:formula="of:=IF(INDIRECT(&quot;D&quot;&amp;(ROW()))=MIN([.D1:.D15]);&quot;min&quot;;IF(INDIRECT(&quot;D&quot;&amp;(ROW()))=MAX([.D1:.D15]);&quot;max&quot;;&quot;&quot;))">
            <text:p/>
          </table:table-cell>
          <table:table-cell table:number-columns-repeated="7"/>
        </table:table-row>
        <table:table-row table:style-name="ro1">
          <table:table-cell table:formula="of:=ROW()-1" office:value-type="float" office:value="13" calcext:value-type="float">
            <text:p>13</text:p>
          </table:table-cell>
          <table:table-cell table:formula="of:=-0.2+([.A14]-1)*0.2" office:value-type="float" office:value="2.2" calcext:value-type="float">
            <text:p>2.2</text:p>
          </table:table-cell>
          <table:table-cell table:formula="of:=COS([.B14])" office:value-type="float" office:value="-0.588501117255346" calcext:value-type="float">
            <text:p>-0.5885011173</text:p>
          </table:table-cell>
          <table:table-cell table:formula="of:=ATAN([.B14])" office:value-type="float" office:value="1.14416883366802" calcext:value-type="float">
            <text:p>1.1441688337</text:p>
          </table:table-cell>
          <table:table-cell table:formula="of:=IF([.B14]&gt;=0;SQRT([.B14]);&quot;Не існ.&quot;)" office:value-type="float" office:value="1.48323969741913" calcext:value-type="float">
            <text:p>1.4832396974</text:p>
          </table:table-cell>
          <table:table-cell table:formula="of:=IF(INDIRECT(&quot;D&quot;&amp;(ROW()))=MIN([.D1:.D15]);&quot;min&quot;;IF(INDIRECT(&quot;D&quot;&amp;(ROW()))=MAX([.D1:.D15]);&quot;max&quot;;&quot;&quot;))">
            <text:p/>
          </table:table-cell>
          <table:table-cell table:number-columns-repeated="7"/>
        </table:table-row>
        <table:table-row table:style-name="ro1">
          <table:table-cell table:formula="of:=ROW()-1" office:value-type="float" office:value="14" calcext:value-type="float">
            <text:p>14</text:p>
          </table:table-cell>
          <table:table-cell table:formula="of:=-0.2+([.A15]-1)*0.2" office:value-type="float" office:value="2.4" calcext:value-type="float">
            <text:p>2.4</text:p>
          </table:table-cell>
          <table:table-cell table:formula="of:=COS([.B15])" office:value-type="float" office:value="-0.737393715541245" calcext:value-type="float">
            <text:p>-0.7373937155</text:p>
          </table:table-cell>
          <table:table-cell table:formula="of:=ATAN([.B15])" office:value-type="float" office:value="1.17600520709514" calcext:value-type="float">
            <text:p>1.1760052071</text:p>
          </table:table-cell>
          <table:table-cell table:formula="of:=IF([.B15]&gt;=0;SQRT([.B15]);&quot;Не існ.&quot;)" office:value-type="float" office:value="1.54919333848297" calcext:value-type="float">
            <text:p>1.5491933385</text:p>
          </table:table-cell>
          <table:table-cell table:formula="of:=IF(INDIRECT(&quot;D&quot;&amp;(ROW()))=MIN([.D1:.D15]);&quot;min&quot;;IF(INDIRECT(&quot;D&quot;&amp;(ROW()))=MAX([.D1:.D15]);&quot;max&quot;;&quot;&quot;))" office:value-type="string" office:string-value="max" calcext:value-type="string">
            <text:p>max</text:p>
          </table:table-cell>
          <table:table-cell table:number-columns-repeated="7"/>
        </table:table-row>
        <table:table-row table:style-name="ro1">
          <table:table-cell table:formula="of:=ROW()-1" office:value-type="float" office:value="15" calcext:value-type="float">
            <text:p>15</text:p>
          </table:table-cell>
          <table:table-cell table:formula="of:=-0.2+([.A16]-1)*0.2" office:value-type="float" office:value="2.6" calcext:value-type="float">
            <text:p>2.6</text:p>
          </table:table-cell>
          <table:table-cell table:formula="of:=COS([.B16])" office:value-type="float" office:value="-0.856888753368947" calcext:value-type="float">
            <text:p>-0.8568887534</text:p>
          </table:table-cell>
          <table:table-cell table:formula="of:=ATAN([.B16])" office:value-type="float" office:value="1.20362249297668" calcext:value-type="float">
            <text:p>1.203622493</text:p>
          </table:table-cell>
          <table:table-cell table:formula="of:=IF([.B16]&gt;=0;SQRT([.B16]);&quot;Не існ.&quot;)" office:value-type="float" office:value="1.61245154965971" calcext:value-type="float">
            <text:p>1.6124515497</text:p>
          </table:table-cell>
          <table:table-cell table:formula="of:=IF(INDIRECT(&quot;D&quot;&amp;(ROW()))=MIN([.D1:.D15]);&quot;min&quot;;IF(INDIRECT(&quot;D&quot;&amp;(ROW()))=MAX([.D1:.D15]);&quot;max&quot;;&quot;&quot;)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Кількість</text:p>
          </table:table-cell>
          <table:table-cell table:formula="of:=COUNT([.B2:.B16])" office:value-type="float" office:value="15" calcext:value-type="float">
            <text:p>15</text:p>
          </table:table-cell>
          <table:table-cell table:formula="of:=COUNT([.C2:.C16])" office:value-type="float" office:value="15" calcext:value-type="float">
            <text:p>15</text:p>
          </table:table-cell>
          <table:table-cell table:formula="of:=COUNT([.D2:.D16])" office:value-type="float" office:value="15" calcext:value-type="float">
            <text:p>15</text:p>
          </table:table-cell>
          <table:table-cell table:style-name="ce1" table:formula="of:=COUNT([.E2:.E16])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ума</text:p>
          </table:table-cell>
          <table:table-cell table:formula="of:=SUM([.B1:.B16])" office:value-type="float" office:value="18" calcext:value-type="float">
            <text:p>18</text:p>
          </table:table-cell>
          <table:table-cell table:formula="of:=SUM([.C1:.C16])" office:value-type="float" office:value="3.62053163748021" calcext:value-type="float">
            <text:p>3.6205316375</text:p>
          </table:table-cell>
          <table:table-cell table:formula="of:=SUM([.D1:.D16])" office:value-type="float" office:value="10.914509959802" calcext:value-type="float">
            <text:p>10.9145099598</text:p>
          </table:table-cell>
          <table:table-cell table:style-name="ce1" table:formula="of:=SUM([.E1:.E16])" office:value-type="float" office:value="14.6930040579074" calcext:value-type="float">
            <text:p>14.69300405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рівн. значення</text:p>
          </table:table-cell>
          <table:table-cell table:formula="of:=AVERAGE([.B1:.B15])" office:value-type="float" office:value="1.1" calcext:value-type="float">
            <text:p>1.1</text:p>
          </table:table-cell>
          <table:table-cell table:formula="of:=AVERAGE([.C1:.C15])" office:value-type="float" office:value="0.319815742203511" calcext:value-type="float">
            <text:p>0.3198157422</text:p>
          </table:table-cell>
          <table:table-cell table:formula="of:=AVERAGE([.D1:.D15])" office:value-type="float" office:value="0.693634819058954" calcext:value-type="float">
            <text:p>0.6936348191</text:p>
          </table:table-cell>
          <table:table-cell table:style-name="ce1" table:formula="of:=AVERAGE([.E1:.E15])" office:value-type="float" office:value="1.00619634678829" calcext:value-type="float">
            <text:p>1.00619634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аксимум</text:p>
          </table:table-cell>
          <table:table-cell table:formula="of:=MAX([.B2:.B16])" office:value-type="float" office:value="2.6" calcext:value-type="float">
            <text:p>2.6</text:p>
          </table:table-cell>
          <table:table-cell table:formula="of:=MAX([.C1:.C15])" office:value-type="float" office:value="1" calcext:value-type="float">
            <text:p>1</text:p>
          </table:table-cell>
          <table:table-cell table:formula="of:=MAX([.D1:.D15])" office:value-type="float" office:value="1.17600520709514" calcext:value-type="float">
            <text:p>1.1760052071</text:p>
          </table:table-cell>
          <table:table-cell table:style-name="ce1" table:formula="of:=MAX([.E1:.E15])" office:value-type="float" office:value="1.54919333848297" calcext:value-type="float">
            <text:p>1.54919333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інімум</text:p>
          </table:table-cell>
          <table:table-cell table:formula="of:=MIN([.B2:.B16])" office:value-type="float" office:value="-0.2" calcext:value-type="float">
            <text:p>-0.2</text:p>
          </table:table-cell>
          <table:table-cell table:formula="of:=MIN([.C2:.C16])" office:value-type="float" office:value="-0.856888753368947" calcext:value-type="float">
            <text:p>-0.8568887534</text:p>
          </table:table-cell>
          <table:table-cell table:formula="of:=MIN([.D2:.D16])" office:value-type="float" office:value="-0.197395559849881" calcext:value-type="float">
            <text:p>-0.1973955598</text:p>
          </table:table-cell>
          <table:table-cell table:style-name="ce1" table:formula="of:=MIN([.E2:.E16])" office:value-type="float" office:value="0" calcext:value-type="float">
            <text:p>0</text:p>
          </table:table-cell>
          <table:table-cell table:number-columns-repeated="8"/>
        </table:table-row>
        <calcext:conditional-formats>
          <calcext:conditional-format calcext:target-range-address="Sheet1.E2:Sheet1.E2">
            <calcext:condition calcext:apply-style-name="Untitled1" calcext:value="=&quot;Не існ.&quot;" calcext:base-cell-address="Sheet1.E2"/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356.17pt" svg:height="183.88pt" svg:x="250.27pt" svg:y="5.87pt">
            <loext:p draw:notify-on-update-of-ranges="Sheet2.B2:Sheet2.B16 Sheet2.C1:Sheet2.C1 Sheet2.C2:Sheet2.C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2" draw:text-style-name="P1" svg:width="89.89pt" svg:height="14.37pt" svg:x="2.35pt" svg:y="217.59pt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No п/п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.5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.5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5" calcext:value-type="float">
            <text:p>7.5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5" calcext:value-type="float">
            <text:p>8.5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9999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/00/0000</text:date>, <text:time style:data-style-name="N2" text:time-value="12:20:03.6360325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08:47:05.605591102</meta:creation-date>
    <dc:date>2018-06-13T12:22:08.383719212</dc:date>
    <meta:editing-duration>PT1H28M12S</meta:editing-duration>
    <meta:editing-cycles>17</meta:editing-cycles>
    <meta:generator>LibreOffice/5.1.6.2$Linux_x86 LibreOffice_project/10m0$Build-2</meta:generator>
    <meta:document-statistic meta:table-count="2" meta:cell-count="181" meta:object-count="3"/>
  </office:meta>
</office:document-meta>
</file>

<file path=Basic/Standard/DisableForm.xml><?xml version="1.0" encoding="utf-8"?>
<!DOCTYPE module  PUBLIC '-//OpenOffice.org//DTD OfficeDocument 1.0//EN'  'module.dtd'>
<script:module xmlns:script="http://openoffice.org/2000/script" script:name="DisableForm" script:language="StarBasic">REM  *****  BASIC  *****
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rem dispatcher.executeDispatch(document, ".uno:ConditionalFormatDialog", "", 0, Array())


end sub
</script:module>
</file>

<file path=Basic/Standard/EnableForm.xml><?xml version="1.0" encoding="utf-8"?>
<!DOCTYPE module  PUBLIC '-//OpenOffice.org//DTD OfficeDocument 1.0//EN'  'module.dtd'>
<script:module xmlns:script="http://openoffice.org/2000/script" script:name="EnableForm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rem dispatcher.executeDispatch(document, ".uno:ConditionalFormatDialog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sableForm"/>
  <library:element library:name="EnableForm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299cm" svg:height="7.943cm" xlink:href=".." xlink:type="simple" chart:class="chart:scatter" chart:style-name="ch1">
        <chart:legend chart:legend-position="end" svg:x="10.844cm" svg:y="3.174cm" style:legend-expansion="high" chart:style-name="ch2"/>
        <chart:plot-area chart:style-name="ch3" table:cell-range-address="Sheet1.A2:Sheet1.A16 Sheet1.C1:Sheet1.E16" chart:data-source-has-labels="row" svg:x="0.265cm" svg:y="0.158cm" svg:width="10.314cm" svg:height="7.627cm">
          <chartooo:coordinate-region svg:x="1.098cm" svg:y="0.357cm" svg:width="9.294cm" svg:height="7.2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6" chart:label-cell-address="Sheet1.C1:Sheet1.C1" chart:class="chart:scatter">
            <chart:domain table:cell-range-address="Sheet1.A2:Sheet1.A16"/>
            <chart:data-point chart:repeated="15"/>
          </chart:series>
          <chart:series chart:style-name="ch7" chart:values-cell-range-address="Sheet1.D2:Sheet1.D16" chart:label-cell-address="Sheet1.D1:Sheet1.D1" chart:class="chart:scatter">
            <chart:data-point chart:repeated="15"/>
          </chart:series>
          <chart:series chart:style-name="ch8" chart:values-cell-range-address="Sheet1.E2:Sheet1.E16" chart:label-cell-address="Sheet1.E1:Sheet1.E1" chart:class="chart:scatte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s(x)</text:p>
                <draw:g>
                  <svg:desc>Sheet1.C1:Sheet1.C1</svg:desc>
                </draw:g>
              </table:table-cell>
              <table:table-cell office:value-type="string">
                <text:p>Atan(x)</text:p>
                <draw:g>
                  <svg:desc>Sheet1.D1:Sheet1.D1</svg:desc>
                </draw:g>
              </table:table-cell>
              <table:table-cell office:value-type="string">
                <text:p>Sqrt(x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6</svg:desc>
                </draw:g>
              </table:table-cell>
              <table:table-cell office:value-type="float" office:value="0.980066577841242">
                <text:p>0.980066577841242</text:p>
                <draw:g>
                  <svg:desc>Sheet1.C2:Sheet1.C16</svg:desc>
                </draw:g>
              </table:table-cell>
              <table:table-cell office:value-type="float" office:value="-0.197395559849881">
                <text:p>-0.197395559849881</text:p>
                <draw:g>
                  <svg:desc>Sheet1.D2:Sheet1.D16</svg:desc>
                </draw:g>
              </table:table-cell>
              <table:table-cell office:value-type="float" office:value="NaN">
                <text:p>NaN</text:p>
                <draw:g>
                  <svg:desc>Sheet1.E2:Sheet1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80066577841242">
                <text:p>0.980066577841242</text:p>
              </table:table-cell>
              <table:table-cell office:value-type="float" office:value="0.197395559849881">
                <text:p>0.197395559849881</text:p>
              </table:table-cell>
              <table:table-cell office:value-type="float" office:value="0.447213595499958">
                <text:p>0.4472135954999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21060994002885">
                <text:p>0.921060994002885</text:p>
              </table:table-cell>
              <table:table-cell office:value-type="float" office:value="0.380506377112365">
                <text:p>0.380506377112365</text:p>
              </table:table-cell>
              <table:table-cell office:value-type="float" office:value="0.632455532033676">
                <text:p>0.6324555320336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25335614909678">
                <text:p>0.825335614909678</text:p>
              </table:table-cell>
              <table:table-cell office:value-type="float" office:value="0.540419500270584">
                <text:p>0.540419500270584</text:p>
              </table:table-cell>
              <table:table-cell office:value-type="float" office:value="0.774596669241483">
                <text:p>0.7745966692414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96706709347165">
                <text:p>0.696706709347165</text:p>
              </table:table-cell>
              <table:table-cell office:value-type="float" office:value="0.674740942223553">
                <text:p>0.674740942223553</text:p>
              </table:table-cell>
              <table:table-cell office:value-type="float" office:value="0.894427190999916">
                <text:p>0.8944271909999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4030230586814">
                <text:p>0.54030230586814</text:p>
              </table:table-cell>
              <table:table-cell office:value-type="float" office:value="0.785398163397448">
                <text:p>0.7853981633974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362357754476673">
                <text:p>0.362357754476673</text:p>
              </table:table-cell>
              <table:table-cell office:value-type="float" office:value="0.876058050598193">
                <text:p>0.876058050598193</text:p>
              </table:table-cell>
              <table:table-cell office:value-type="float" office:value="1.09544511501033">
                <text:p>1.095445115010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169967142900241">
                <text:p>0.169967142900241</text:p>
              </table:table-cell>
              <table:table-cell office:value-type="float" office:value="0.950546840812075">
                <text:p>0.950546840812075</text:p>
              </table:table-cell>
              <table:table-cell office:value-type="float" office:value="1.18321595661992">
                <text:p>1.183215956619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0.0291995223012888">
                <text:p>-0.0291995223012888</text:p>
              </table:table-cell>
              <table:table-cell office:value-type="float" office:value="1.01219701145133">
                <text:p>1.01219701145133</text:p>
              </table:table-cell>
              <table:table-cell office:value-type="float" office:value="1.26491106406735">
                <text:p>1.264911064067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0.227202094693087">
                <text:p>-0.227202094693087</text:p>
              </table:table-cell>
              <table:table-cell office:value-type="float" office:value="1.06369782240256">
                <text:p>1.06369782240256</text:p>
              </table:table-cell>
              <table:table-cell office:value-type="float" office:value="1.34164078649987">
                <text:p>1.341640786499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0.416146836547142">
                <text:p>-0.416146836547142</text:p>
              </table:table-cell>
              <table:table-cell office:value-type="float" office:value="1.10714871779409">
                <text:p>1.10714871779409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0.588501117255346">
                <text:p>-0.588501117255346</text:p>
              </table:table-cell>
              <table:table-cell office:value-type="float" office:value="1.14416883366802">
                <text:p>1.14416883366802</text:p>
              </table:table-cell>
              <table:table-cell office:value-type="float" office:value="1.48323969741913">
                <text:p>1.483239697419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0.737393715541245">
                <text:p>-0.737393715541245</text:p>
              </table:table-cell>
              <table:table-cell office:value-type="float" office:value="1.17600520709514">
                <text:p>1.17600520709514</text:p>
              </table:table-cell>
              <table:table-cell office:value-type="float" office:value="1.54919333848297">
                <text:p>1.549193338482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0.856888753368947">
                <text:p>-0.856888753368947</text:p>
              </table:table-cell>
              <table:table-cell office:value-type="float" office:value="1.20362249297668">
                <text:p>1.20362249297668</text:p>
              </table:table-cell>
              <table:table-cell office:value-type="float" office:value="1.61245154965971">
                <text:p>1.612451549659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terpolation="b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" chart:maximum="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3" chart:maximum="0.9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draw:stroke="dash" draw:stroke-dash="Ultrafine_20_Dashed" svg:stroke-width="0.203cm" svg:stroke-color="#aecf0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566cm" svg:height="6.488cm" xlink:href=".." xlink:type="simple" chart:class="chart:scatter" chart:style-name="ch1">
        <chart:subtitle svg:x="5.538cm" svg:y="0.129cm" chart:style-name="ch2">
          <text:p>sub-title</text:p>
        </chart:subtitle>
        <chart:plot-area chart:style-name="ch3" table:cell-range-address="Sheet2.B2:Sheet2.C16 Sheet2.C1:Sheet2.C1" chart:data-source-has-labels="row" svg:x="0.251cm" svg:y="0.941cm" svg:width="12.064cm" svg:height="5.418cm">
          <chartooo:coordinate-region svg:x="0.978cm" svg:y="0.941cm" svg:width="11.243cm" svg:height="4.7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C2:Sheet2.C16" chart:label-cell-address="Sheet2.C1:Sheet2.C1" chart:class="chart:scatter">
            <chart:domain table:cell-range-address="Sheet2.B2:Sheet2.B16"/>
            <chart:regression-curve chart:style-name="ch8">
              <chart:equation chart:display-equation="true" chart:display-r-square="true"/>
            </chart:regression-curve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2.B2:Sheet2.B16</svg:desc>
                </draw:g>
              </table:table-cell>
              <table:table-cell office:value-type="float" office:value="0.3">
                <text:p>0.3</text:p>
                <draw:g>
                  <svg:desc>Sheet2.C2:Sheet2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5">
                <text:p>7.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5">
                <text:p>8.5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0.95">
                <text:p>0.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math xmlns="http://www.w3.org/1998/Math/MathML" display="block">
  <semantics>
    <mrow>
      <mrow>
        <mi>y</mi>
        <mo stretchy="false">=</mo>
        <mn>0.43425</mn>
      </mrow>
      <mi>ln</mi>
      <mrow>
        <mo fence="true" stretchy="false">(</mo>
        <mrow>
          <mi>x</mi>
        </mrow>
        <mo fence="true" stretchy="false">)</mo>
      </mrow>
    </mrow>
    <annotation encoding="StarMath 5.0">y=0.43425 ln( x )</annotation>
  </semantics>
</math>
</file>